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0.957cm" fo:min-width="3.25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9.6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7cm" fo:min-width="16.645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yle 1" draw:style-name="gr1" draw:text-style-name="P2" draw:layer="layout" svg:width="3.81cm" svg:height="1.27cm" svg:x="7.985cm" svg:y="16.065cm">
          <text:p text:style-name="P1"><text:span text:style-name="T1">0x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9.863cm" svg:height="1.27cm" svg:x="3.179cm" svg:y="11.42cm">
          <text:p text:style-name="P3">Node shift = 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3.262cm" svg:y="12.707cm">
          <text:p text:style-name="P3">Entry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5.562cm" svg:y="12.707cm">
          <text:p text:style-name="P3">Entry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7.962cm" svg:y="12.707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462cm" svg:y="12.707cm">
          <text:p text:style-name="P3">Entry 7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27cm" svg:y1="13.842cm" svg:x2="8.62cm" svg:y2="15.747cm">
          <text:p/>
        </draw:line>
        <draw:custom-shape draw:style-name="gr5" draw:text-style-name="P3" draw:layer="layout" svg:width="16.385cm" svg:height="1.587cm" svg:x="6.205cm" svg:y="5.052cm">
          <text:p text:style-name="P3">xa_store_order <text:s/>index=0, order=12, entry=0x1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0.108cm" svg:height="2.222cm" svg:x="13.752cm" svg:y="11.545cm">
          <text:p text:style-name="P3">offset: (xa_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145cm" svg:height="1.587cm" svg:x="4.492cm" svg:y="8.302cm">
          <text:p text:style-name="P3">xas→xa_index = (index&gt;&gt;order)&lt;&lt;order=(0&gt;&gt;12)&lt;&lt;12=0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795cm" svg:y1="9.89cm" svg:x2="11.795cm" svg:y2="11.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8T09:19:24.259672172</dc:date>
    <meta:editing-duration>PT44M26S</meta:editing-duration>
    <meta:editing-cycles>10</meta:editing-cycles>
    <meta:generator>LibreOffice/7.3.7.2$Linux_X86_64 LibreOffice_project/30$Build-2</meta:generator>
    <meta:document-statistic meta:object-count="11"/>
  </office:meta>
</office:document-meta>
</file>